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6.5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Week total </text:p>
          </table:table-cell>
          <table:table-cell office:value-type="string" calcext:value-type="string">
            <text:p>Gross 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ate luanch script to run the whole app in 1 click.</text:p>
          </table:table-cell>
          <table:table-cell table:style-name="ce1" office:value-type="date" office:date-value="2025-10-06" calcext:value-type="date">
            <text:p>06/10/25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E8];[.E15])" office:value-type="float" office:value="15.5" calcext:value-type="float">
            <text:p>15.5</text:p>
          </table:table-cell>
        </table:table-row>
        <table:table-row table:style-name="ro1">
          <table:table-cell/>
          <table:table-cell office:value-type="string" calcext:value-type="string">
            <text:p>Write and test ChromeDriver and Selenium installation. Try out interactive map libraries. Build beginning of dashboard.</text:p>
          </table:table-cell>
          <table:table-cell table:style-name="ce1" office:value-type="date" office:date-value="2025-10-07" calcext:value-type="date">
            <text:p>07/10/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lish UI. Add “off switch”/Kill Protocol</text:p>
          </table:table-cell>
          <table:table-cell table:style-name="ce1" office:value-type="date" office:date-value="2025-10-08" calcext:value-type="date">
            <text:p>08/10/2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nish Kill Protocol.</text:p>
          </table:table-cell>
          <table:table-cell table:style-name="ce1" office:value-type="date" office:date-value="2025-10-09" calcext:value-type="date">
            <text:p>09/10/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date" office:date-value="2025-10-10" calcext:value-type="date">
            <text:p>10/10/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date" office:date-value="2025-10-11" calcext:value-type="date">
            <text:p>11/10/25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([.D2:.D7])" office:value-type="float" office:value="15.5" calcext:value-type="float">
            <text:p>15.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4"/>
          <table:table-cell table:formula="of:=SUM([.C9:.C14])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/00/0000</text:date>, <text:time style:data-style-name="N2" text:time-value="10:42:05.3434147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07T10:38:14.505034424</meta:creation-date>
    <dc:date>2025-10-09T10:45:29.476982054</dc:date>
    <meta:editing-duration>PT8M52S</meta:editing-duration>
    <meta:editing-cycles>6</meta:editing-cycles>
    <meta:generator>LibreOffice/6.4.7.2$Linux_X86_64 LibreOffice_project/40$Build-2</meta:generator>
    <meta:document-statistic meta:table-count="1" meta:cell-count="24" meta:object-count="0"/>
  </office:meta>
</office:document-meta>
</file>